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f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<text:span text:style-name="T1">Portfolio Ing Juan Carlos Bastidas Quintero</text:span></text:p>
      <text:p text:style-name="Preformatted_20_Text"><text:span text:style-name="T1">P</text:span>ersonal portfolio website, including services, projects and contact form with nice and smooth scrolling through the sections. Modern and clean HTML5 template, <text:span text:style-name="T1">include link to</text:span> CV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14:12:35.845053638</dc:date>
    <meta:editing-duration>PT2M44S</meta:editing-duration>
    <meta:editing-cycles>1</meta:editing-cycles>
    <meta:document-statistic meta:table-count="0" meta:image-count="0" meta:object-count="0" meta:page-count="1" meta:paragraph-count="2" meta:word-count="33" meta:character-count="224" meta:non-whitespace-character-count="193"/>
    <meta:generator>LibreOffice/6.4.7.2$Linux_X86_64 LibreOffice_project/40$Build-2</meta:generator>
  </office:meta>
</office:document-meta>
</file>